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5000002EEE80823A9E7C4C856.jpg" manifest:media-type="image/jpeg"/>
  <manifest:file-entry manifest:full-path="Pictures/100000000000091E00000586285980AFA9267CB3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solid" svg:stroke-width="0.02cm" svg:stroke-color="#1b1918" draw:stroke-linejoin="miter" svg:stroke-linecap="butt" draw:fill="none" fo:padding-top="0.135cm" fo:padding-bottom="0.135cm" fo:padding-left="0.26cm" fo:padding-right="0.26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office:forms form:automatic-focus="false" form:apply-design-mode="false"/>
        <draw:polygon draw:style-name="gr1" draw:text-style-name="P1" draw:layer="layout" svg:width="19.761cm" svg:height="11.972cm" svg:x="-42.157cm" svg:y="0.954cm" svg:viewBox="0 0 19762 11973" draw:points="0,0 19762,0 19762,11973 0,11973">
          <text:p/>
        </draw:polygon>
        <draw:frame draw:style-name="gr2" draw:text-style-name="P1" draw:layer="layout" svg:width="19.761cm" svg:height="11.972cm" svg:x="-42.157cm" svg:y="0.954cm">
          <draw:image xlink:href="Pictures/100000000000091E00000586285980AFA9267CB3.bmp" xlink:type="simple" xlink:show="embed" xlink:actuate="onLoad" draw:mime-type="image/bmp">
            <text:p/>
          </draw:image>
        </draw:frame>
        <draw:path draw:style-name="gr3" draw:text-style-name="P1" draw:layer="layout" svg:width="0.081cm" svg:height="0.071cm" svg:x="3.898cm" svg:y="8.515cm" svg:viewBox="0 0 82 72" svg:d="M82 0c-28 25-54 48-82 72">
          <text:p/>
        </draw:path>
        <draw:path draw:style-name="gr3" draw:text-style-name="P1" draw:layer="layout" svg:width="0.1cm" svg:height="0.048cm" svg:x="4.43cm" svg:y="8.628cm" svg:viewBox="0 0 101 49" svg:d="M0 49c19 4 52-25 80-34 1 0 20-11 21-15">
          <text:p/>
        </draw:path>
        <draw:path draw:style-name="gr3" draw:text-style-name="P1" draw:layer="layout" svg:width="0.018cm" svg:height="0.058cm" svg:x="3.621cm" svg:y="9.489cm" svg:viewBox="0 0 19 59" svg:d="M0 0c24 1 20 8 14 40-3 8-6-5-6 19">
          <text:p/>
        </draw:path>
        <draw:path draw:style-name="gr3" draw:text-style-name="P1" draw:layer="layout" svg:width="0.078cm" svg:height="0.008cm" svg:x="4.413cm" svg:y="9.563cm" svg:viewBox="0 0 79 9" svg:d="M79 9c-23-18-44-5-79-1">
          <text:p/>
        </draw:path>
        <draw:path draw:style-name="gr3" draw:text-style-name="P1" draw:layer="layout" svg:width="0.085cm" svg:height="0.035cm" svg:x="5.613cm" svg:y="8.872cm" svg:viewBox="0 0 86 36" svg:d="M86 36c-1-11-76-26-86-36">
          <text:p/>
        </draw:path>
        <draw:path draw:style-name="gr3" draw:text-style-name="P1" draw:layer="layout" svg:width="0.068cm" svg:height="0.049cm" svg:x="5.326cm" svg:y="8.431cm" svg:viewBox="0 0 69 50" svg:d="M69 50c-19-9-61-50-69-50">
          <text:p/>
        </draw:path>
        <draw:path draw:style-name="gr3" draw:text-style-name="P1" draw:layer="layout" svg:width="0.103cm" svg:height="0.016cm" svg:x="3.922cm" svg:y="10.459cm" svg:viewBox="0 0 104 17" svg:d="M104 8c-22 9-86 18-104-8">
          <text:p/>
        </draw:path>
        <draw:path draw:style-name="gr3" draw:text-style-name="P1" draw:layer="layout" svg:width="0.114cm" svg:height="0.018cm" svg:x="4.796cm" svg:y="9.519cm" svg:viewBox="0 0 115 19" svg:d="M115 16c-6-42-80 12-115 1">
          <text:p/>
        </draw:path>
        <draw:path draw:style-name="gr3" draw:text-style-name="P1" draw:layer="layout" svg:width="0.1cm" svg:height="0.028cm" svg:x="6.674cm" svg:y="8.515cm" svg:viewBox="0 0 101 29" svg:d="M101 29c-16-4-91-29-101-29v4">
          <text:p/>
        </draw:path>
        <draw:path draw:style-name="gr3" draw:text-style-name="P1" draw:layer="layout" svg:width="0.097cm" svg:height="0.053cm" svg:x="6.064cm" svg:y="7.415cm" svg:viewBox="0 0 98 54" svg:d="M0 0c7 6 107 31 97 54">
          <text:p/>
        </draw:path>
        <draw:path draw:style-name="gr3" draw:text-style-name="P1" draw:layer="layout" svg:width="0.287cm" svg:height="0.052cm" svg:x="6.043cm" svg:y="7.16cm" svg:viewBox="0 0 288 53" svg:d="M288 0c-29 4-149-3-180 18-5 4-80 15-105 35l-3-4">
          <text:p/>
        </draw:path>
        <draw:path draw:style-name="gr3" draw:text-style-name="P1" draw:layer="layout" svg:width="0.066cm" svg:height="0.044cm" svg:x="7.179cm" svg:y="8.069cm" svg:viewBox="0 0 67 45" svg:d="M67 45c-10-5-66-44-67-45">
          <text:p/>
        </draw:path>
        <draw:path draw:style-name="gr3" draw:text-style-name="P1" draw:layer="layout" svg:width="0.048cm" svg:height="0.066cm" svg:x="8.044cm" svg:y="7.912cm" svg:viewBox="0 0 49 67" svg:d="M49 67c-7-23-31-52-49-67">
          <text:p/>
        </draw:path>
        <draw:path draw:style-name="gr3" draw:text-style-name="P1" draw:layer="layout" svg:width="0.076cm" svg:height="0.053cm" svg:x="8.476cm" svg:y="7.844cm" svg:viewBox="0 0 77 54" svg:d="M77 54c0-18-72-54-77-54">
          <text:p/>
        </draw:path>
        <draw:path draw:style-name="gr3" draw:text-style-name="P1" draw:layer="layout" svg:width="0.077cm" svg:height="0.06cm" svg:x="8.898cm" svg:y="6.415cm" svg:viewBox="0 0 78 61" svg:d="M78 61c-19-11-84-38-78-61">
          <text:p/>
        </draw:path>
        <draw:path draw:style-name="gr3" draw:text-style-name="P1" draw:layer="layout" svg:width="0.092cm" svg:height="0.037cm" svg:x="7.745cm" svg:y="6.619cm" svg:viewBox="0 0 93 38" svg:d="M93 38c-18-7-72-33-89-26l-4-12">
          <text:p/>
        </draw:path>
        <draw:path draw:style-name="gr3" draw:text-style-name="P1" draw:layer="layout" svg:width="0.05cm" svg:height="0.059cm" svg:x="9.411cm" svg:y="7.082cm" svg:viewBox="0 0 51 60" svg:d="M51 60c-15-27-49-57-51-60">
          <text:p/>
        </draw:path>
        <draw:path draw:style-name="gr3" draw:text-style-name="P1" draw:layer="layout" svg:width="0.051cm" svg:height="0.04cm" svg:x="10.717cm" svg:y="6.779cm" svg:viewBox="0 0 52 41" svg:d="M0 1c57-8 38 31 52 40">
          <text:p/>
        </draw:path>
        <draw:path draw:style-name="gr3" draw:text-style-name="P1" draw:layer="layout" svg:width="0.053cm" svg:height="0.068cm" svg:x="11.06cm" svg:y="6.552cm" svg:viewBox="0 0 54 69" svg:d="M54 69c-4-2-53-67-53-67-3 0 0 10 2-2">
          <text:p/>
        </draw:path>
        <draw:path draw:style-name="gr3" draw:text-style-name="P1" draw:layer="layout" svg:width="0.054cm" svg:height="0.067cm" svg:x="10.784cm" svg:y="6.816cm" svg:viewBox="0 0 55 68" svg:d="M55 68c-8-28-34-51-55-68l5 1">
          <text:p/>
        </draw:path>
        <draw:path draw:style-name="gr3" draw:text-style-name="P1" draw:layer="layout" svg:width="0.073cm" svg:height="0.052cm" svg:x="10.523cm" svg:y="7.32cm" svg:viewBox="0 0 74 53" svg:d="M74 53c-17-11-60-62-74-51">
          <text:p/>
        </draw:path>
        <draw:path draw:style-name="gr3" draw:text-style-name="P1" draw:layer="layout" svg:width="0.075cm" svg:height="0.039cm" svg:x="10.575cm" svg:y="6.88cm" svg:viewBox="0 0 76 40" svg:d="M76 37c-22 12-36-21-71-34l-5-3">
          <text:p/>
        </draw:path>
        <draw:path draw:style-name="gr3" draw:text-style-name="P1" draw:layer="layout" svg:width="0.059cm" svg:height="0.031cm" svg:x="10.383cm" svg:y="7.194cm" svg:viewBox="0 0 60 32" svg:d="M0 0c19 14 32 2 60 32">
          <text:p/>
        </draw:path>
        <draw:path draw:style-name="gr3" draw:text-style-name="P1" draw:layer="layout" svg:width="0.112cm" svg:height="0.061cm" svg:x="10.758cm" svg:y="7.508cm" svg:viewBox="0 0 113 62" svg:d="M113 62c0-1-100-64-113-62">
          <text:p/>
        </draw:path>
        <draw:path draw:style-name="gr3" draw:text-style-name="P1" draw:layer="layout" svg:width="0.094cm" svg:height="0.104cm" svg:x="9.418cm" svg:y="7.673cm" svg:viewBox="0 0 95 105" svg:d="M94 105c9-15-92-101-94-105">
          <text:p/>
        </draw:path>
        <draw:path draw:style-name="gr3" draw:text-style-name="P1" draw:layer="layout" svg:width="0.093cm" svg:height="0.061cm" svg:x="12.332cm" svg:y="6.892cm" svg:viewBox="0 0 94 62" svg:d="M94 62c-37-10-48-45-94-62">
          <text:p/>
        </draw:path>
        <draw:path draw:style-name="gr3" draw:text-style-name="P1" draw:layer="layout" svg:width="0.059cm" svg:height="0.048cm" svg:x="11.127cm" svg:y="7.9cm" svg:viewBox="0 0 60 49" svg:d="M0 49c8-3 58-45 60-49">
          <text:p/>
        </draw:path>
        <draw:path draw:style-name="gr3" draw:text-style-name="P1" draw:layer="layout" svg:width="0.022cm" svg:height="0.098cm" svg:x="13.151cm" svg:y="7.192cm" svg:viewBox="0 0 23 99" svg:d="M23 99c3 6-21-83-23-99">
          <text:p/>
        </draw:path>
        <draw:path draw:style-name="gr3" draw:text-style-name="P1" draw:layer="layout" svg:width="0.039cm" svg:height="0.105cm" svg:x="12.215cm" svg:y="8.26cm" svg:viewBox="0 0 40 106" svg:d="M40 106c-5-30-72-85-22-106l1 8">
          <text:p/>
        </draw:path>
        <draw:path draw:style-name="gr3" draw:text-style-name="P1" draw:layer="layout" svg:width="0.016cm" svg:height="0.088cm" svg:x="12.86cm" svg:y="8.546cm" svg:viewBox="0 0 17 89" svg:d="M12 89c15-11-6-81-12-89">
          <text:p/>
        </draw:path>
        <draw:path draw:style-name="gr3" draw:text-style-name="P1" draw:layer="layout" svg:width="0.02cm" svg:height="0.069cm" svg:x="14.11cm" svg:y="7.753cm" svg:viewBox="0 0 21 70" svg:d="M21 70c-20-20-11-59-21-70">
          <text:p/>
        </draw:path>
        <draw:path draw:style-name="gr3" draw:text-style-name="P1" draw:layer="layout" svg:width="0.07cm" svg:height="0.01cm" svg:x="14.57cm" svg:y="8.633cm" svg:viewBox="0 0 71 11" svg:d="M71 10c-13 4-42-9-71-4l2-6">
          <text:p/>
        </draw:path>
        <draw:path draw:style-name="gr3" draw:text-style-name="P1" draw:layer="layout" svg:width="0.001cm" svg:height="0.1cm" svg:x="13.649cm" svg:y="8.912cm" svg:viewBox="0 0 2 101" svg:d="M0 101c2-22 2-78 0-101">
          <text:p/>
        </draw:path>
        <draw:path draw:style-name="gr3" draw:text-style-name="P1" draw:layer="layout" svg:width="0.012cm" svg:height="0.077cm" svg:x="14.519cm" svg:y="9.432cm" svg:viewBox="0 0 13 78" svg:d="M11 78c7-19-11-44-11-78">
          <text:p/>
        </draw:path>
        <draw:path draw:style-name="gr3" draw:text-style-name="P1" draw:layer="layout" svg:width="0.06cm" svg:height="0.087cm" svg:x="15.541cm" svg:y="8.947cm" svg:viewBox="0 0 61 88" svg:d="M61 88c-22-20-36-53-59-73-4-4-2-7 3-15">
          <text:p/>
        </draw:path>
        <draw:path draw:style-name="gr3" draw:text-style-name="P1" draw:layer="layout" svg:width="0.053cm" svg:height="0.078cm" svg:x="15.416cm" svg:y="9.502cm" svg:viewBox="0 0 54 79" svg:d="M54 79c-25 6-38-81-54-79">
          <text:p/>
        </draw:path>
        <draw:path draw:style-name="gr3" draw:text-style-name="P1" draw:layer="layout" svg:width="0.009cm" svg:height="0.106cm" svg:x="14.541cm" svg:y="9.823cm" svg:viewBox="0 0 10 107" svg:d="M10 107c-2-6-15-100-7-107">
          <text:p/>
        </draw:path>
        <draw:frame draw:style-name="gr4" draw:text-style-name="P2" draw:layer="layout" svg:width="20.999cm" svg:height="13.998cm" svg:x="0.001cm" svg:y="6cm">
          <draw:image xlink:href="Pictures/1000000000000465000002EEE80823A9E7C4C8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5T00:25:44.006147994</dc:date>
    <meta:editing-duration>PT6M6S</meta:editing-duration>
    <meta:editing-cycles>1</meta:editing-cycles>
    <meta:generator>LibreOffice/7.3.7.2$Linux_X86_64 LibreOffice_project/30$Build-2</meta:generator>
    <meta:document-statistic meta:object-count="40"/>
  </office:meta>
</office:document-meta>
</file>